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70000024F331515C9CE3D456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89cm" svg:height="4.941cm" svg:x="0cm" svg:y="0.076cm">
          <draw:image xlink:href="Pictures/10000000000004270000024F331515C9CE3D456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3:12:26.631876547</meta:creation-date>
    <dc:date>2019-12-06T12:03:51.918398650</dc:date>
    <meta:editing-duration>PT4M56S</meta:editing-duration>
    <meta:editing-cycles>2</meta:editing-cycles>
    <meta:generator>LibreOffice/6.2.8.2$Linux_X86_64 LibreOffice_project/20$Build-2</meta:generator>
    <meta:document-statistic meta:object-count="1"/>
  </office:meta>
</office:document-meta>
</file>